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in" loext:contextual-spacing="true"/>
      <style:text-properties officeooo:rsid="002fbf86" officeooo:paragraph-rsid="000a0ea4"/>
    </style:style>
    <style:style style:name="P2" style:family="paragraph" style:parent-style-name="Text_20_body">
      <style:paragraph-properties fo:margin-top="0in" fo:margin-bottom="0.1in" loext:contextual-spacing="true"/>
      <style:text-properties officeooo:rsid="003178b2" officeooo:paragraph-rsid="000a0ea4"/>
    </style:style>
    <style:style style:name="P3" style:family="paragraph" style:parent-style-name="Heading_20_2">
      <style:paragraph-properties fo:text-align="center" style:justify-single-word="false"/>
      <style:text-properties officeooo:rsid="006f22e9" officeooo:paragraph-rsid="000a0ea4"/>
    </style:style>
    <style:style style:name="P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a6827" officeooo:paragraph-rsid="000a0ea4" style:font-size-asian="12pt" style:font-size-complex="12pt"/>
    </style:style>
    <style:style style:name="P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6c09b" officeooo:paragraph-rsid="000a0ea4" style:font-size-asian="12pt" style:font-size-complex="12pt"/>
    </style:style>
    <style:style style:name="P6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87c99" officeooo:paragraph-rsid="000a0ea4" style:font-size-asian="12pt" style:font-size-complex="12pt"/>
    </style:style>
    <style:style style:name="P7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26c09b" officeooo:paragraph-rsid="000a0ea4" style:font-size-asian="12pt" style:font-style-asian="italic" style:font-size-complex="12pt" style:font-style-complex="italic"/>
    </style:style>
    <style:style style:name="P8" style:family="paragraph" style:parent-style-name="Standard">
      <style:text-properties officeooo:rsid="00232808" officeooo:paragraph-rsid="000a0ea4"/>
    </style:style>
    <style:style style:name="P9" style:family="paragraph" style:parent-style-name="Standard">
      <style:text-properties officeooo:rsid="0024e02d" officeooo:paragraph-rsid="000a0ea4"/>
    </style:style>
    <style:style style:name="P10" style:family="paragraph" style:parent-style-name="Standard">
      <style:text-properties officeooo:rsid="0026c09b" officeooo:paragraph-rsid="000a0ea4"/>
    </style:style>
    <style:style style:name="P11" style:family="paragraph" style:parent-style-name="Standard">
      <style:text-properties fo:font-style="italic" officeooo:rsid="0026c09b" officeooo:paragraph-rsid="000a0ea4" style:font-style-asian="italic" style:font-style-complex="italic"/>
    </style:style>
    <style:style style:name="P12" style:family="paragraph" style:parent-style-name="Standard">
      <style:text-properties officeooo:rsid="002a6827" officeooo:paragraph-rsid="000a0ea4"/>
    </style:style>
    <style:style style:name="T1" style:family="text">
      <style:text-properties fo:font-size="16pt" fo:font-style="normal" style:text-underline-style="none" officeooo:rsid="00373677" style:font-size-asian="16pt" style:font-style-asian="normal" style:font-size-complex="16pt" style:font-style-complex="normal"/>
    </style:style>
    <style:style style:name="T2" style:family="text">
      <style:text-properties officeooo:rsid="0258dde5"/>
    </style:style>
    <style:style style:name="T3" style:family="text">
      <style:text-properties officeooo:rsid="0391a2f0"/>
    </style:style>
    <style:style style:name="T4" style:family="text">
      <style:text-properties officeooo:rsid="00331ce2"/>
    </style:style>
    <style:style style:name="T5" style:family="text">
      <style:text-properties officeooo:rsid="006ce0ca"/>
    </style:style>
    <style:style style:name="T6" style:family="text">
      <style:text-properties officeooo:rsid="017ccf10"/>
    </style:style>
    <style:style style:name="T7" style:family="text">
      <style:text-properties officeooo:rsid="025ac600"/>
    </style:style>
    <style:style style:name="T8" style:family="text">
      <style:text-properties officeooo:rsid="002d758b"/>
    </style:style>
    <style:style style:name="T9" style:family="text">
      <style:text-properties officeooo:rsid="0024e02d"/>
    </style:style>
    <style:style style:name="T10" style:family="text">
      <style:text-properties officeooo:rsid="0026c09b"/>
    </style:style>
    <style:style style:name="T11" style:family="text">
      <style:text-properties fo:font-variant="normal" fo:text-transform="none" fo:color="#252525" style:font-name="Liberation Serif" fo:font-size="12pt" fo:letter-spacing="normal" fo:font-weight="normal" style:font-size-asian="12pt" style:font-size-complex="12pt"/>
    </style:style>
    <style:style style:name="T12" style:family="text">
      <style:text-properties fo:font-variant="normal" fo:text-transform="none" fo:color="#252525" style:font-name="Liberation Serif" fo:font-size="12pt" fo:letter-spacing="normal" fo:font-weight="normal" officeooo:rsid="0010dad4" style:font-size-asian="12pt" style:font-size-complex="12pt"/>
    </style:style>
    <style:style style:name="T13" style:family="text">
      <style:text-properties fo:font-variant="normal" fo:text-transform="none" fo:color="#252525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14" style:family="text">
      <style:text-properties fo:font-variant="normal" fo:text-transform="none" fo:color="#252525" style:font-name="Liberation Serif" fo:font-size="12pt" fo:letter-spacing="normal" fo:font-style="italic" fo:font-weight="normal" officeooo:rsid="002b1943" style:font-size-asian="12pt" style:font-style-asian="italic" style:font-size-complex="12pt" style:font-style-complex="italic"/>
    </style:style>
    <style:style style:name="T15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252525" style:font-name="Liberation Serif" fo:font-size="12pt" fo:letter-spacing="normal" fo:font-style="normal" fo:font-weight="normal" officeooo:rsid="0026ef75" style:font-size-asian="12pt" style:font-size-complex="12pt"/>
    </style:style>
    <style:style style:name="T17" style:family="text">
      <style:text-properties fo:font-variant="normal" fo:text-transform="none" fo:color="#252525" style:font-name="Liberation Serif" fo:font-size="12pt" fo:letter-spacing="normal" fo:font-style="normal" fo:font-weight="normal" officeooo:rsid="002b1943" style:font-size-asian="12pt" style:font-size-complex="12pt"/>
    </style:style>
    <style:style style:name="T18" style:family="text">
      <style:text-properties fo:font-variant="normal" fo:text-transform="none" fo:color="#252525" style:font-name="Liberation Serif" fo:font-size="12pt" fo:letter-spacing="normal" fo:font-style="normal" fo:font-weight="normal" officeooo:rsid="0391a2f0" style:font-size-asian="12pt" style:font-size-complex="12pt"/>
    </style:style>
    <style:style style:name="T19" style:family="text">
      <style:text-properties fo:font-variant="normal" fo:text-transform="none" fo:color="#252525" style:font-name="Liberation Serif" fo:font-size="12pt" fo:letter-spacing="normal" fo:font-style="normal" fo:font-weight="normal" officeooo:rsid="017ccf10" style:font-size-asian="12pt" style:font-size-complex="12pt"/>
    </style:style>
    <style:style style:name="T20" style:family="text">
      <style:text-properties fo:font-variant="normal" fo:text-transform="none" fo:color="#252525" style:font-name="Liberation Serif" fo:font-size="12pt" fo:letter-spacing="normal" fo:font-style="normal" fo:font-weight="normal" officeooo:rsid="002badd4" style:font-size-asian="12pt" style:font-size-complex="12pt"/>
    </style:style>
    <style:style style:name="T21" style:family="text">
      <style:text-properties fo:font-variant="normal" fo:text-transform="none" fo:color="#252525" style:font-name="Liberation Serif" fo:font-size="12pt" fo:letter-spacing="normal" fo:font-style="normal" fo:font-weight="normal" officeooo:rsid="00279580" style:font-size-asian="12pt" style:font-size-complex="12pt"/>
    </style:style>
    <style:style style:name="T22" style:family="text">
      <style:text-properties fo:font-variant="normal" fo:text-transform="none" fo:color="#252525" style:font-name="Liberation Serif" fo:font-size="12pt" fo:letter-spacing="normal" fo:font-style="normal" fo:font-weight="normal" officeooo:rsid="00287c99" style:font-size-asian="12pt" style:font-size-complex="12pt"/>
    </style:style>
    <style:style style:name="T23" style:family="text">
      <style:text-properties fo:font-variant="normal" fo:text-transform="none" fo:color="#252525" style:font-name="Liberation Serif" fo:font-size="12pt" fo:letter-spacing="normal" fo:font-style="normal" fo:font-weight="normal" officeooo:rsid="025b7cf7" style:font-size-asian="12pt" style:font-size-complex="12pt"/>
    </style:style>
    <style:style style:name="T24" style:family="text">
      <style:text-properties officeooo:rsid="025b7c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"/></text:h>
      <text:p text:style-name="P1"/>
      <text:p text:style-name="P1">Весенним поздним вечером на привокзальной площади кому-то поплохело. Может, сердчишко подкачало, или ещё что, но рухнул мужчина на асфальт.</text:p>
      <text:p text:style-name="P1">Однако, «скорая» — молодец; подкатила, когда ещё не утихли женские «ахи!» в небольшой сгрудившейся толпе.</text:p>
      <text:p text:style-name="P1">Идя к Вокзалу через парк Лунатика, начало я пропустил, увидел только заключительный акт — отъезжающую скорую и рассасывающуюся группу людей.</text:p>
      <text:p text:style-name="P1"><text:s/>Однако, от пьедестала памятника Ленина ещё доходили отголоски эха «ахов!», так что сложить остальные два плюс два труда не составляло.</text:p>
      <text:p text:style-name="P1"><text:span text:style-name="T2">С</text:span> площади, <text:span text:style-name="T2">п</text:span>о аллее от входа в парк навстречу мне задумчиво шагала <text:span text:style-name="T2">одна из</text:span> <text:span text:style-name="T2">свидетельниц</text:span> происшествия. </text:p>
      <text:p text:style-name="P2">Когда мы поравнялись, она вдруг повторила «ах!», но уже потише; всплеснула руками, как в Лебедином озере, и повалилась на меня.</text:p>
      <text:p text:style-name="P2">Что оставалось делать? Естественно, подхватил. Подмышки. </text:p>
      <text:p text:style-name="P2">И джентельменски отволок на лавку из зелёных брусьев в невысокой стене подстриженных кустов.</text:p>
      <text:p text:style-name="P2">Она сидела молча, свесив голову, и я галантно помалкивал рядом — в густой тени дерева, <text:span text:style-name="T2">заслонившего</text:span> свет фонаря <text:span text:style-name="T2">из</text:span> алле<text:span text:style-name="T2">и</text:span>.</text:p>
      <text:p text:style-name="P2">Я сидел рядом и <text:span text:style-name="T2">молча, в уме, </text:span>зачитывал себе на тему бесполезности <text:span text:style-name="T3">каких-либо</text:span> зате<text:span text:style-name="T3">й</text:span> <text:span text:style-name="T3">при</text:span> мо<text:span text:style-name="T3">ё</text:span>м непроглядным прошл<text:span text:style-name="T3">о</text:span>м, <text:span text:style-name="T3">тем более </text:span><text:s/>в городе, где все друг друга знают.</text:p>
      <text:p text:style-name="P2">Когда взаимное молчание стало чересчур навязчивым, она положила мне руку на плечо, сказала слабым голосом «спасибо» и ушла.</text:p>
      <text:p text:style-name="P2">Я тоскливо смотрел вслед светлому пятну её длинного плаща, <text:span text:style-name="T2">удаляющегося </text:span><text:s/>по аллее, и думал:</text:p>
      <text:p text:style-name="P2"><text:s/>«Идиот! Обнял бы девушку за талию и пусть сама решает: положить тебе голову на плечо, или сказать «не наглей!» и<text:span text:style-name="T2"> потом уже </text:span>уйти. </text:p>
      <text:p text:style-name="P2">Так нет! Всё за двоих решил! <text:span text:style-name="T2">Вот и</text:span> остался на бобах с <text:span text:style-name="T2">т</text:span>воим <text:span text:style-name="T2">долбанным </text:span>потоком сознания, <text:span text:style-name="T2">с либидо и ночами долгими, как у принцессы на горошине.»</text:span></text:p>
      <text:p text:style-name="P2"/>
      <text:p text:style-name="P2">- <text:span text:style-name="T4">Так ты, родной, был с Катькой в парке?</text:span></text:p>
      <text:p text:style-name="P2">- <text:span text:style-name="T4">О чём ты, Натаня?</text:span></text:p>
      <text:p text:style-name="P2">- <text:span text:style-name="T4">Ладно тебе. Катька из нашей бухгалтерии сама рассказывала </text:span>—<text:span text:style-name="T4"> ей <text:s/>в Лунатике плохо стало и она упала на тебя.</text:span></text:p>
      <text:p text:style-name="P2">- <text:span text:style-name="T4">Она меня с кем-то путает.</text:span></text:p>
      <text:p text:style-name="P2">- <text:span text:style-name="T4">Врёшь!</text:span></text:p>
      <text:p text:style-name="P2">- <text:span text:style-name="T5">Везёт же ж некоторым! Катьки на них в парках падают...</text:span></text:p>
      <text:p text:style-name="P8">После получки я сошёл с нашей «чаечки» возле автовокзала и завернул в почтовое отделение — разослать по тридцатке алиментов. Потом я снова пересёк Клубную и пошёл вдоль парка Лунатика в сторону Вокзала.</text:p>
      <text:p text:style-name="P8">- Эй! Ты ж из «Орфеев», <text:span text:style-name="T3">нет</text:span>? Огольцов?</text:p>
      <text:p text:style-name="P8">…молодой мужик моего возраста, рядом с ним женщина, жена наверное, тоже идут к вокзалу...</text:p>
      <text:p text:style-name="P8">- Да.</text:p>
      <text:p text:style-name="P8">- Я тебя знаю! Ты учился в Нежине, а я знал твою жену Ольгу.</text:p>
      <text:p text:style-name="P8">...нет, никогда не видел, а мою жену знал не ты один...</text:p>
      <text:p text:style-name="P8">Он поозирался вокруг, будто выискивал на тротуаре булыгу, <text:span text:style-name="T3">чтобы</text:span> огреть меня по темени, <text:soft-page-break/>потом ткнул пальцем в сторону своей спутницы, которая упорно смотрела в сторону.</text:p>
      <text:p text:style-name="P8">- Во! Прикинь — идём и вс<text:span text:style-name="T6">ю</text:span> дорогу долбает меня во все дырки!</text:p>
      <text:p text:style-name="P8">...чего ж не понять — знал во все дырки... <text:s/>вот <text:span text:style-name="T7">же</text:span> <text:span text:style-name="T3">ж </text:span>допотопщина, тут бродишь весь в страданиях насчёт <text:span text:style-name="T8">флейты</text:span> Иры, а он всё ещё про Ольгу никак не уймётся...</text:p>
      <text:p text:style-name="P8">- <text:span text:style-name="T7">Ладно</text:span>. Передавай привет моей жене Ольге.</text:p>
      <text:p text:style-name="P8">- Ну, ты... д-дурогон!</text:p>
      <text:p text:style-name="P8">Предоставив их друг другу, я сворачиваю с Клубной в парк, на дорожку ведущую <text:span text:style-name="T9">в ДК им. Луначарского, но огибаю его справа и, за спиной белого памятника Ленина, иду по диагонали к боковому выходу из парка, потом мимо одиннадцатой школы, на конечную третьего трамвая на Переезде.</text:span></text:p>
      <text:p text:style-name="P9">Возле Базара в трамвай <text:span text:style-name="T7">во</text:span>шли Чепа и Владя.</text:p>
      <text:p text:style-name="P9">- Привет!- говорю я.- <text:span text:style-name="T7">Как дела?</text:span></text:p>
      <text:p text:style-name="P9">Чепа настороженно кивает и они тоже говорят:</text:p>
      <text:p text:style-name="P9">- Привет!</text:p>
      <text:p text:style-name="P9">Трамвай, громыхая, везёт нас к тринадцатой школе. У меня вырвался <text:span text:style-name="T7">негромкий </text:span>смешок.</text:p>
      <text:p text:style-name="P9">- О чём ты смеёшься, Сергей?- с небывалой корректностью спрашивает Чепа.</text:p>
      <text:p text:style-name="P9">Это ж надо! Первый раз в жизни он назвал меня по имени, а не школьной, или лабуховской кличкой. Да <text:span text:style-name="T7">ещё</text:span> с такой напыщенной серьёзностью, будто лорд-спикер, обращаясь к пэру из оппозиционной фракции.</text:p>
      <text:p text:style-name="P9">- <text:span text:style-name="T10">А... вспомнил Владин стих. Помнишь, Владя, мы писали стихи на уроках?</text:span></text:p>
      <text:p text:style-name="P10"><text:s/>Я тогда ему нарифмовал, что он поутру в рог трубит и бьётся на мечах с другим рыцарем. Так он мне в ответ выдал:</text:p>
      <text:p text:style-name="P11"><text:tab/><text:tab/><text:tab/>Но твой расчёт не удалс<text:span text:style-name="T12">я́</text:span></text:p>
      <text:p text:style-name="P11"><text:span text:style-name="T12"><text:tab/><text:tab/><text:tab/>П</text:span><text:span text:style-name="T11">окрыть меня военной славой</text:span></text:p>
      <text:p text:style-name="P11"><text:span text:style-name="T11"><text:tab/><text:tab/><text:tab/>И за трубу я не бралс</text:span><text:span text:style-name="T12">я́ <text:s/></text:span><text:span text:style-name="T11">— </text:span></text:p>
      <text:p text:style-name="P10"><text:span text:style-name="T13"><text:tab/><text:tab/><text:tab/>Я в тот момент сидел в канаве..</text:span><text:span text:style-name="T15">.</text:span></text:p>
      <text:p text:style-name="P5"/>
      <text:p text:style-name="P5">- <text:span text:style-name="T7">Ну,</text:span> помнишь, Владя?</text:p>
      <text:p text:style-name="P5">По тому насколько неопределённо он пожал плечами, стоя между рядами пассажир<text:span text:style-name="T7">ов</text:span> <text:span text:style-name="T7">на </text:span>сиден<text:span text:style-name="T7">ьях</text:span>, я понял, что таких воспоминаний он не держит и <text:span text:style-name="T7">решил, что мне лучше </text:span>со<text:span text:style-name="T7">йти</text:span> возле тринадцатой школы, чтоб<text:span text:style-name="T7">ы</text:span> не напрягать бывших друзей.</text:p>
      <text:p text:style-name="P5">Ноги сами несли меня по Нежинской, по Евгении Бош, по Котовского, они знали эти улицы досконально, а у меня, на досуге, было время думать о том, о сём....</text:p>
      <text:p text:style-name="P5">...этот переводчик из «Всесвита» неплохо сработал стихи того чеха... а на русском <text:span text:style-name="T24">как </text:span>получится?</text:p>
      <text:p text:style-name="P7"><text:tab/><text:tab/><text:tab/>Иду и улыбаюсь сам себе</text:p>
      <text:p text:style-name="P7"><text:tab/><text:tab/><text:tab/>А как подумаю <text:span text:style-name="T6">чтó</text:span></text:p>
      <text:p text:style-name="P7"><text:tab/><text:tab/><text:tab/>Обо мне решат прохожие,</text:p>
      <text:p text:style-name="P10"><text:span text:style-name="T13"><text:tab/><text:tab/><text:tab/></text:span><text:span text:style-name="T14">И</text:span><text:span text:style-name="T13"> вовсе — хохочу!.</text:span><text:span text:style-name="T15">.</text:span></text:p>
      <text:p text:style-name="P5"/>
      <text:p text:style-name="P10"><text:span text:style-name="T15">...нет, во «Всесвите» лучше, </text:span><text:span text:style-name="T16">переводчик молодец, но </text:span><text:span text:style-name="T15">чех </text:span><text:span text:style-name="T16">ещё молодчее</text:span><text:span text:style-name="T15">, да и вообще чехи — молодцы... взять хотя бы Яна из Большевика... стоп! Яна брать не надо, а то всё выльется в одно заунывное Сю-Сю для выжимания горючих слёз из </text:span><text:span text:style-name="T16">насухо окаменевшей губки, что уже </text:span><text:span text:style-name="T17">год</text:span><text:span text:style-name="T16"> как завалилась за буфет... но этот чех и впрямь хорош, показал как </text:span><text:span text:style-name="T17">надо делать</text:span><text:span text:style-name="T16"> завещание поэта... до него одни только двухходовки: ах, похороните, чтоб по весне надо мной соловей песни пел... а меня та</text:span><text:span text:style-name="T17">м, где</text:span><text:span text:style-name="T16"> слыхать течен</text:span><text:span text:style-name="T17">и</text:span><text:span text:style-name="T16">е Днепра... </text:span><text:span text:style-name="T17">полный эгоизм и</text:span><text:span text:style-name="T16"> потребительс</text:span><text:span text:style-name="T17">тво</text:span><text:span text:style-name="T16">, то ли дело — <text:s/>хохотунчик-</text:span><text:span text:style-name="T18">чех</text:span><text:span text:style-name="T16">, всё </text:span><text:span text:style-name="T17">чётко</text:span><text:span text:style-name="T16">, начиная с породы дерева: </text:span><text:span text:style-name="T17">заройте </text:span><text:span text:style-name="T16">под липу, </text:span><text:span text:style-name="T17">пусть</text:span><text:span text:style-name="T16"> корни </text:span><text:span text:style-name="T17">мои </text:span><text:span text:style-name="T16">соки </text:span><text:span text:style-name="T17">качают аж</text:span><text:span text:style-name="T16"> в цветы </text:span><text:span text:style-name="T18">на </text:span><text:span text:style-name="T16">и</text:span><text:span text:style-name="T17">х </text:span><text:span text:style-name="T18">ветвях</text:span><text:span text:style-name="T17">, </text:span><text:span text:style-name="T19">а </text:span><text:span text:style-name="T16">пчёлки </text:span><text:span text:style-name="T17">тот</text:span><text:span text:style-name="T16"> нектар </text:span><text:span text:style-name="T17">уносят</text:span><text:span text:style-name="T16"> </text:span><text:span text:style-name="T19">пускай </text:span><text:span text:style-name="T16">в улей, </text:span><text:span text:style-name="T17">чтоб с</text:span><text:span text:style-name="T16"> мёд</text:span><text:span text:style-name="T17">ом</text:span><text:span text:style-name="T16"> </text:span><text:span text:style-name="T17">были</text:span><text:span text:style-name="T16"> булоч</text:span><text:span text:style-name="T17">ки</text:span><text:span text:style-name="T16"> </text:span><text:span text:style-name="T17">у молодых</text:span><text:span text:style-name="T16"> красот</text:span><text:span text:style-name="T17">ок</text:span><text:span text:style-name="T16">, </text:span><text:span text:style-name="T17">как <text:s/></text:span><text:span text:style-name="T16"><text:s/>чай</text:span><text:span text:style-name="T18">кý по</text:span><text:span text:style-name="T17">пить </text:span><text:span text:style-name="T18">изволят</text:span><text:span text:style-name="T16">... вот </text:span><text:span text:style-name="T20">оно</text:span><text:span text:style-name="T16"> рыцарство! </text:span><text:span text:style-name="T20">он</text:span><text:span text:style-name="T16"> их и после смерти </text:span><text:span text:style-name="T20">на спец </text:span><text:span text:style-name="T16">па</text:span><text:span text:style-name="T20">ёк</text:span><text:span text:style-name="T16"> </text:span><text:span text:style-name="T20">сажает,</text:span><text:span text:style-name="T16"> закормлю, </text:span><text:span text:style-name="T20">говорит,</text:span><text:span text:style-name="T16"> деликатесами... но при чём тут Чехия? шизофрения наднациональна, </text:span><text:span text:style-name="T20">нерушима и неделима</text:span><text:span text:style-name="T16">... </text:span><text:span text:style-name="T20">хотя</text:span><text:span text:style-name="T21"> бывают и перебежчики, типа Фрейда, ставят своё видение мира на службу своему карману и открывают </text:span><text:soft-page-break/><text:span text:style-name="T21">венскую школу... горшочек варись, горшочек не варись... а под занавес, после жизни проведённой среди неврастеничек с истеричками и занафтализированными докторами паутинных наук, не задавал ли ты сам себе вопрос, глядя в зеркало: ну, что, Зигги, помогли тебе твои ляхи?.. а ведь мог бы остаться вполне нормальным шизиком, свободным... но что оно свобода и где у неё пéред? как говорит Пётр Лысун... свобода от чего? и тут </text:span><text:span text:style-name="T20">тебя фиксируют</text:span><text:span text:style-name="T21"> национальные традиции: для англичанина Шекспира это свобода от времени — «прервалась связь времён» описывает он заурядный клинический случай, а для хохла </text:span><text:span text:style-name="T20">в самом уже термине </text:span><text:span text:style-name="T21">отрыв от бога: «божевiльний», причём существование и того и другого </text:span><text:span text:style-name="T22">за пределами доказуемости... </text:span><text:span text:style-name="T20">и,</text:span><text:span text:style-name="T22"> унюха</text:span><text:span text:style-name="T20">вши</text:span><text:span text:style-name="T22">, что привязь </text:span><text:span text:style-name="T20">уже</text:span><text:span text:style-name="T22"> не держит — вперёд! с упоеньем до умопомраченья... </text:span><text:span text:style-name="T20">только</text:span><text:span text:style-name="T22"> заруби на носу: на воле-то хорошо, да больно мокро и студёно... и в этом весь подвох: как </text:span><text:span text:style-name="T18">избежать диктата, что</text:span><text:span text:style-name="T22"> </text:span><text:span text:style-name="T18">о</text:span><text:span text:style-name="T20">берег</text:span><text:span text:style-name="T18">ает</text:span><text:span text:style-name="T22"> стадо и вместе с тем иметь все удобства стадного образа жизни от тёплой бабы под боком и до прохладной водочки из морозилки?.. посложнее квадратуры круга... опаньки! Декабристов? </text:span><text:span text:style-name="T20">т</text:span><text:span text:style-name="T22">ак быстро? </text:span><text:span text:style-name="T20">н</text:span><text:span text:style-name="T22">и себе чего!.. Меркуцио повезло </text:span><text:span text:style-name="T20">с</text:span><text:span text:style-name="T22"> друг</text:span><text:span text:style-name="T20">ом, </text:span><text:span text:style-name="T23">его</text:span><text:span text:style-name="T20"> </text:span><text:span text:style-name="T22"><text:s/>Ромео вовремя </text:span><text:span text:style-name="T23">б </text:span><text:span text:style-name="T22">одёрн</text:span><text:span text:style-name="T23">ул</text:span><text:span text:style-name="T22">: «ты о пустом болтаешь! гляди, не </text:span><text:span text:style-name="T20">то</text:span><text:span text:style-name="T22"> утопа</text:span><text:span text:style-name="T20">ешь</text:span><text:span text:style-name="T22"> на Циолковского»... не понял, а что это Леночка перед калиткой прогуливается?..</text:span></text:p>
      <text:p text:style-name="P6"/>
      <text:p text:style-name="P6">- Папа, к тебе гости.</text:p>
      <text:p text:style-name="P6">- Какие гости?</text:p>
      <text:p text:style-name="P6">- Не знаю, говорит, что твой друг.</text:p>
      <text:p text:style-name="P12"><text:span text:style-name="T22">З</text:span><text:span text:style-name="T15">вякнув клямкой калитки, я захожу во двор.</text:span></text:p>
      <text:p text:style-name="P4">На лавочке возле крыльца, <text:span text:style-name="T3">воздев</text:span> взгляд <text:span text:style-name="T3">глаз</text:span> к нижним веткам от яблони за спиной, сидит мой гость, пуская <text:s/>дым папиросы <text:span text:style-name="T3">к листьям</text:span>, он же друг.</text:p>
      <text:p text:style-name="P4">- Привет, Двойка.</text:p>
      <text:p text:style-name="P4">- Здорово, Ахул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6:43:50.560143584</meta:creation-date>
    <dc:date>2017-03-03T16:44:24.804908730</dc:date>
    <dc:creator>sehrguey </dc:creator>
    <meta:editing-duration>PT34S</meta:editing-duration>
    <meta:editing-cycles>1</meta:editing-cycles>
    <meta:document-statistic meta:table-count="0" meta:image-count="0" meta:object-count="0" meta:page-count="3" meta:paragraph-count="61" meta:word-count="1164" meta:character-count="7123" meta:non-whitespace-character-count="5966"/>
    <meta:generator>LibreOffice/4.3.3.2$Linux_x86 LibreOffice_project/430m0$Build-2</meta:generator>
  </office:meta>
</office:document-meta>
</file>